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ce0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ce0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ce0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ce0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ce0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ce0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ce0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ce0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ce0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ce0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ce0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ce0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ce0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ce0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ce0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ce0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ce0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ster Valentina Marcano Carrió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9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4739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endy del Valle Carrión Millá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63266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0.5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8" meta:non-whitespace-character-count="1009"/>
    <meta:template xlink:type="simple" xlink:actuate="onRequest" xlink:title="Normal" xlink:href=""/>
  </office:meta>
</office:document-meta>
</file>